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87.84mm"/>
    </style:style>
    <style:style style:name="co9" style:family="table-column">
      <style:table-column-properties fo:break-before="auto" style:column-width="157.16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135.9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32mm"/>
    </style:style>
    <style:style style:name="co15" style:family="table-column">
      <style:table-column-properties fo:break-before="auto" style:column-width="34.45mm"/>
    </style:style>
    <style:style style:name="co16" style:family="table-column">
      <style:table-column-properties fo:break-before="auto" style:column-width="277.07mm"/>
    </style:style>
    <style:style style:name="co17" style:family="table-column">
      <style:table-column-properties fo:break-before="auto" style:column-width="41.5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Crud_20_vehicul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bf1de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8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9"/>
          <table:table-cell table:style-name="ce7"/>
          <table:table-cell table:style-name="ce11"/>
          <table:table-cell table:number-columns-repeated="1014"/>
        </table:table-row>
        <table:table-row table:style-name="ro3">
          <table:table-cell table:style-name="ce4" office:value-type="string" calcext:value-type="string">
            <text:p>personacedula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0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vehiculo" table:style-name="ta2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1021"/>
        </table:table-row>
        <table:table-row table:style-name="ro2">
          <table:table-cell/>
          <table:covered-table-cell table:number-columns-repeated="2"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3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PRODUCTO</text:p>
          </table:table-cell>
          <table:covered-table-cell table:style-name="ce12"/>
          <table:table-cell table:number-columns-repeated="1021"/>
        </table:table-row>
        <table:table-row table:style-name="ro3">
          <table:table-cell/>
          <table:covered-table-cell table:number-columns-repeated="2" table:style-name="ce1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26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 &amp;[Hoja1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19]&amp;&quot; &quot;&amp;[Hoja1.C13]&amp;&quot; &quot;&amp;[Hoja1.C14]&amp;&quot; &quot;&amp;[Hoja1.C15]" office:value-type="string" office:string-value="Elimina productoid productonombre productoprecio" calcext:value-type="string">
            <text:p>Elimina productoid productonombre productopreci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&amp;[Hoja1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20]&amp;&quot; &quot;&amp;[Hoja1.C13]&amp;&quot; &quot;&amp;[Hoja1.C14]&amp;&quot; &quot;&amp;[Hoja1.C15]" office:value-type="string" office:string-value="Actualiza productoid productonombre productoprecio" calcext:value-type="string">
            <text:p>Actualiza productoid productonombre producto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&quot;&amp;[Hoja1.C12]" office:value-type="string" office:string-value="Modifica la tbproductos" calcext:value-type="string">
            <text:p>Modifica la tbproductos</text:p>
          </table:table-cell>
          <table:table-cell/>
          <table:table-cell table:style-name="ce17" office:value-type="string" calcext:value-type="string">
            <text:p>nuevo Producto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Producto" calcext:value-type="string">
            <text:p>Crea un nuevo Product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8"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Hoja1.C13]" office:value-type="string" office:string-value="productoid" calcext:value-type="string">
            <text:p>productoid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Hoja1.C12]" office:value-type="string" office:string-value="Obtener datos de la tbproductos" calcext:value-type="string">
            <text:p>Obtener datos de la tbproductos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d cliente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13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9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CLIENTE</text:p>
          </table:table-cell>
          <table:covered-table-cell table:style-name="ce12"/>
          <table:table-cell table:number-columns-repeated="11"/>
        </table:table-row>
        <table:table-row table:style-name="ro3">
          <table:table-cell/>
          <table:covered-table-cell table:number-columns-repeated="2" table:style-name="ce12"/>
          <table:table-cell table:number-columns-repeated="11"/>
        </table:table-row>
        <table:table-row table:style-name="ro3">
          <table:table-cell/>
          <table:table-cell table:style-name="Default"/>
          <table:table-cell table:number-columns-repeated="12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personacedula personanombre personaapellido1 personaapellido2 personatelefono personacorreo zonaid clientedireccionexacta" calcext:value-type="string">
            <text:p>personacedula 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26" table:formula="of:=[Hoja1.A9]" office:value-type="string" office:string-value="personacedula" calcext:value-type="string">
            <text:p>personacedul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 &amp;[Hoja1.A1]&amp;&quot;  &quot;&amp;[Hoja1.C1]" office:value-type="string" office:string-value="Modifica la tbpersonas  tbclientes" calcext:value-type="string">
            <text:p>Modifica la tbpersonas <text:s/>tbclientes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18" table:formula="of:=[Hoja1.A9]" office:value-type="string" office:string-value="personacedula" calcext:value-type="string">
            <text:p>personacedul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Elimina personacedula personanombre personaapellido1 personaapellido2 personatelefono personacorreo zonaid clientedireccionexacta" calcext:value-type="string">
            <text:p>Elimina personacedula 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table:style-name="Default"/>
          <table:table-cell table:number-columns-repeated="12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personacedula personanombre personaapellido1 personaapellido2 personatelefono personacorreo zonaid clientedireccionexacta" calcext:value-type="string">
            <text:p>personacedula 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personacedula personanombre personaapellido1 personaapellido2 personatelefono personacorreo zonaid clientedireccionexacta" calcext:value-type="string">
            <text:p>personacedula 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&amp;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Modifica la personacedula personanombre personaapellido1 personaapellido2 personatelefono personacorreo zonaid clientedireccionexacta" calcext:value-type="string">
            <text:p>Modifica la personacedula 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&quot;&amp;[Hoja1.A1]&amp;&quot;  &quot;&amp;[Hoja1.C1]" office:value-type="string" office:string-value="Actualiza tbpersonas  tbclientes" calcext:value-type="string">
            <text:p>Actualiza tbpersonas <text:s/>tbclientes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personacedula personanombre personaapellido1 personaapellido2 personatelefono personacorreo zonaid clientedireccionexacta" calcext:value-type="string">
            <text:p>personacedula 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personacedula personanombre personaapellido1 personaapellido2 personatelefono personacorreo zonaid clientedireccionexacta" calcext:value-type="string">
            <text:p>personacedula 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  &quot;&amp;[Hoja1.A9]&amp;&quot;  &quot;&amp;[Hoja1.A4]&amp;&quot; &quot;&amp;[Hoja1.A5]&amp;&quot; &quot;&amp;[Hoja1.A6]&amp;&quot; &quot;&amp;[Hoja1.A3]&amp;&quot; &quot;&amp;[Hoja1.A7]&amp;&quot; &quot;&amp;[Hoja1.A8]&amp;&quot; &quot;&amp;[Hoja1.C4]" office:value-type="string" office:string-value="Modifica la    personacedula  personanombre personaapellido1 personaapellido2 personatelefono personacorreo zonaid clientedireccionexacta" calcext:value-type="string">
            <text:p>Modifica la <text:s text:c="3"/>personacedula <text:s/>personanombre personaapellido1 personaapellido2 personatelefono personacorreo zonaid clientedireccionexacta</text:p>
          </table:table-cell>
          <table:table-cell/>
          <table:table-cell table:style-name="ce17" office:value-type="string" calcext:value-type="string">
            <text:p>nuevo Cliente</text:p>
          </table:table-cell>
          <table:table-cell table:style-name="ce21"/>
          <table:table-cell table:number-columns-repeated="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&amp;&quot; &quot;&amp;[.E25]" office:value-type="string" office:string-value="Crea un nuevo Cliente y nuevo persona" calcext:value-type="string">
            <text:p>Crea un nuevo Cliente y nuevo persona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/>
          <table:table-cell table:style-name="ce28" office:value-type="string" calcext:value-type="string">
            <text:p>y nuevo persona</text:p>
          </table:table-cell>
          <table:table-cell/>
          <table:table-cell table:style-name="ce27"/>
          <table:table-cell table:number-columns-repeated="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personacedula personanombre personaapellido1 personaapellido2 personatelefono personacorreo zonaid clientedireccionexacta" calcext:value-type="string">
            <text:p>personacedula 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Hoja1.A9]" office:value-type="string" office:string-value="personacedula" calcext:value-type="string">
            <text:p>personacedula</text:p>
          </table:table-cell>
          <table:table-cell table:number-columns-repeated="2"/>
          <table:table-cell table:style-name="ce22"/>
          <table:table-cell table:number-columns-repeated="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Hoja1.A9]" office:value-type="string" office:string-value="personacedula" calcext:value-type="string">
            <text:p>personacedula</text:p>
          </table:table-cell>
          <table:table-cell table:number-columns-repeated="1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Hoja1.A1]&amp;&quot;   &quot;&amp;[Hoja1.C1]" office:value-type="string" office:string-value="Obtener datos de la tbpersonas   tbclientes" calcext:value-type="string">
            <text:p>Obtener datos de la tbpersonas <text:s text:c="2"/>tbclientes</text:p>
          </table:table-cell>
          <table:table-cell table:number-columns-repeated="1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personacedula personanombre personaapellido1 personaapellido2 personatelefono personacorreo zonaid clientedireccionexacta" calcext:value-type="string">
            <text:p>personacedula 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table:style-name="Default"/>
          <table:table-cell table:number-columns-repeated="11"/>
          <table:table-cell table:formula="of:=['Crud vehiculo'.C13]&amp;&quot; &quot;&amp;['Crud vehiculo'.C14]&amp;&quot; &quot;&amp;['Crud vehiculo'.C15]" office:value-type="string" office:string-value="vehiculoplaca vehiculoid, vehiculoplaca, vehiculomarca, vehiculomodelo Modifica la tbvehiculos" calcext:value-type="string">
            <text:p>vehiculoplaca vehiculoid, vehiculoplaca, vehiculomarca, vehiculomodelo Modifica la tbvehiculos</text:p>
          </table:table-cell>
        </table:table-row>
        <table:table-row table:style-name="ro3">
          <table:table-cell/>
          <table:table-cell table:style-name="Default"/>
          <table:table-cell table:number-columns-repeated="12"/>
        </table:table-row>
        <table:table-row table:style-name="ro3"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3:54:31.833781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4T14:14:58.671345847</dc:date>
    <meta:generator>LibreOffice/5.1.6.2$Linux_X86_64 LibreOffice_project/10m0$Build-2</meta:generator>
    <meta:editing-duration>PT43M49S</meta:editing-duration>
    <meta:editing-cycles>10</meta:editing-cycles>
    <meta:document-statistic meta:table-count="4" meta:cell-count="26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